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5.058cm" table:align="left"/>
    </style:style>
    <style:style style:name="表格1.A" style:family="table-column">
      <style:table-column-properties style:column-width="3.932cm"/>
    </style:style>
    <style:style style:name="表格1.B" style:family="table-column">
      <style:table-column-properties style:column-width="11.127cm"/>
    </style:style>
    <style:style style:name="表格1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1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A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.B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" style:family="table">
      <style:table-properties style:width="9.867cm" table:align="left"/>
    </style:style>
    <style:style style:name="表格2.A" style:family="table-column">
      <style:table-column-properties style:column-width="3.674cm"/>
    </style:style>
    <style:style style:name="表格2.B" style:family="table-column">
      <style:table-column-properties style:column-width="6.193cm"/>
    </style:style>
    <style:style style:name="表格2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2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2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2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A3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.B3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" style:family="table">
      <style:table-properties style:width="4.614cm" table:align="left"/>
    </style:style>
    <style:style style:name="表格3.A" style:family="table-column">
      <style:table-column-properties style:column-width="2.866cm"/>
    </style:style>
    <style:style style:name="表格3.B" style:family="table-column">
      <style:table-column-properties style:column-width="1.748cm"/>
    </style:style>
    <style:style style:name="表格3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3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" style:family="table">
      <style:table-properties style:width="6.826cm" table:align="left"/>
    </style:style>
    <style:style style:name="表格4.A" style:family="table-column">
      <style:table-column-properties style:column-width="3.235cm"/>
    </style:style>
    <style:style style:name="表格4.B" style:family="table-column">
      <style:table-column-properties style:column-width="3.591cm"/>
    </style:style>
    <style:style style:name="表格4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4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" style:family="table">
      <style:table-properties style:width="5.883cm" table:align="left"/>
    </style:style>
    <style:style style:name="表格5.A" style:family="table-column">
      <style:table-column-properties style:column-width="3.023cm"/>
    </style:style>
    <style:style style:name="表格5.B" style:family="table-column">
      <style:table-column-properties style:column-width="2.859cm"/>
    </style:style>
    <style:style style:name="表格5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5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5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" style:family="table">
      <style:table-properties style:width="13.301cm" table:align="left"/>
    </style:style>
    <style:style style:name="表格6.A" style:family="table-column">
      <style:table-column-properties style:column-width="3.958cm"/>
    </style:style>
    <style:style style:name="表格6.B" style:family="table-column">
      <style:table-column-properties style:column-width="6.114cm"/>
    </style:style>
    <style:style style:name="表格6.C" style:family="table-column">
      <style:table-column-properties style:column-width="3.23cm"/>
    </style:style>
    <style:style style:name="表格6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6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1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2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2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2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A3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B3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6.C3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" style:family="table">
      <style:table-properties style:width="6.899cm" table:align="left"/>
    </style:style>
    <style:style style:name="表格7.A" style:family="table-column">
      <style:table-column-properties style:column-width="3.298cm"/>
    </style:style>
    <style:style style:name="表格7.B" style:family="table-column">
      <style:table-column-properties style:column-width="3.6cm"/>
    </style:style>
    <style:style style:name="表格7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7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7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" style:family="table">
      <style:table-properties style:width="5.874cm" table:align="left"/>
    </style:style>
    <style:style style:name="表格8.A" style:family="table-column">
      <style:table-column-properties style:column-width="2.644cm"/>
    </style:style>
    <style:style style:name="表格8.B" style:family="table-column">
      <style:table-column-properties style:column-width="3.23cm"/>
    </style:style>
    <style:style style:name="表格8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8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1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A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8.B1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" style:family="table">
      <style:table-properties style:width="7.198cm" table:align="left"/>
    </style:style>
    <style:style style:name="表格9.A" style:family="table-column">
      <style:table-column-properties style:column-width="4.339cm"/>
    </style:style>
    <style:style style:name="表格9.B" style:family="table-column">
      <style:table-column-properties style:column-width="2.859cm"/>
    </style:style>
    <style:style style:name="表格9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9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9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0" style:family="table">
      <style:table-properties style:width="5.292cm" table:align="left"/>
    </style:style>
    <style:style style:name="表格10.A" style:family="table-column">
      <style:table-column-properties style:column-width="2.432cm"/>
    </style:style>
    <style:style style:name="表格10.B" style:family="table-column">
      <style:table-column-properties style:column-width="2.859cm"/>
    </style:style>
    <style:style style:name="表格10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10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0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0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0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" style:family="table">
      <style:table-properties style:width="7.967cm" table:align="left"/>
    </style:style>
    <style:style style:name="表格11.A" style:family="table-column">
      <style:table-column-properties style:column-width="3.627cm"/>
    </style:style>
    <style:style style:name="表格11.B" style:family="table-column">
      <style:table-column-properties style:column-width="4.341cm"/>
    </style:style>
    <style:style style:name="表格11.A1" style:family="table-cell">
      <style:table-cell-properties style:vertical-align="middle" fo:background-color="#fafafa" fo:padding-left="0.37cm" fo:padding-right="0.37cm" fo:padding-top="0.212cm" fo:padding-bottom="0.212cm" fo:border="0.05pt solid #c0c0c0">
        <style:background-image/>
      </style:table-cell-properties>
    </style:style>
    <style:style style:name="表格11.A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2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3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4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5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6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7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8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9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A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11.B10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P1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background-color="#ffff00" loext:padding="0cm" loext:border="none"/>
    </style:style>
    <style:style style:name="P4" style:family="paragraph" style:parent-style-name="Heading_20_1">
      <style:paragraph-properties fo:margin-left="0cm" fo:margin-right="0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21pt" style:font-style-asian="normal" style:font-weight-asian="bold"/>
    </style:style>
    <style:style style:name="P5" style:family="paragraph" style:parent-style-name="Heading_20_2">
      <style:paragraph-properties fo:margin-left="0cm" fo:margin-right="0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Heading_20_1">
      <style:text-properties fo:font-variant="normal" fo:text-transform="none" fo:color="#000000" fo:letter-spacing="normal" fo:background-color="#ffff00" style:font-name-asian="Verdana" style:font-size-asian="21pt" style:font-style-asian="normal" style:font-weight-asian="bold" loext:padding="0cm" loext:border="none"/>
    </style:style>
    <style:style style:name="P7" style:family="paragraph" style:parent-style-name="Table_20_Contents">
      <style:paragraph-properties fo:margin-top="0cm" fo:margin-bottom="0cm" loext:contextual-spacing="false"/>
    </style:style>
    <style:style style:name="P8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9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0" style:family="paragraph" style:parent-style-name="Text_20_body">
      <style:paragraph-properties fo:margin-left="0.265cm" fo:margin-right="0.265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dcaca"/>
    </style:style>
    <style:style style:name="P14" style:family="paragraph" style:parent-style-name="Heading_20_2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dcaca" style:font-name-asian="Verdana" style:font-size-asian="15.75pt" style:font-style-asian="normal" style:font-weight-asian="bold"/>
    </style:style>
    <style:style style:name="P15" style:family="paragraph" style:parent-style-name="Heading_20_2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5.75pt" style:font-style-asian="normal" style:font-weight-asian="bold"/>
    </style:style>
    <style:style style:name="T1" style:family="text">
      <style:text-properties style:font-name="Verdana" fo:font-size="15.75pt" fo:font-style="normal" fo:font-weight="bold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ize-asian="15.75pt" style:font-style-asian="normal" style:font-weight-asian="bold"/>
    </style:style>
    <style:style style:name="T4" style:family="text">
      <style:text-properties style:font-name-asian="Verdana" style:font-size-asian="10.5pt" style:font-style-asian="normal" style:font-weight-asian="normal"/>
    </style:style>
    <style:style style:name="T5" style:family="text">
      <style:text-properties style:font-size-asian="10.5pt" style:font-weight-asian="normal"/>
    </style:style>
    <style:style style:name="T6" style:family="text">
      <style:text-properties fo:font-variant="normal" fo:text-transform="none" fo:color="#333333" style:font-name="courier new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courier new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33333" fo:letter-spacing="normal" style:font-name-asian="courier new" style:font-size-asian="10.5pt" style:font-style-asian="normal" style:font-weight-asian="normal"/>
    </style:style>
    <style:style style:name="T9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courier new" style:font-size-asian="10.5pt" style:font-style-asian="normal" style:font-weight-asian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1.05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常用快捷键"/>常用快捷键</text:h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1">快捷键</text:p>
            </table:table-cell>
            <table:table-cell table:style-name="表格1.A1" office:value-type="string">
              <text:p text:style-name="P1">功能</text:p>
            </table:table-cell>
          </table:table-row>
        </table:table-header-rows>
        <table:table-row>
          <table:table-cell table:style-name="表格1.A2" office:value-type="string">
            <text:p text:style-name="P2">Ctrl + Q</text:p>
          </table:table-cell>
          <table:table-cell table:style-name="表格1.B2" office:value-type="string">
            <text:p text:style-name="P2">快速查看文档</text:p>
          </table:table-cell>
        </table:table-row>
        <table:table-row>
          <table:table-cell table:style-name="表格1.A3" office:value-type="string">
            <text:p text:style-name="P2">Ctrl + F1</text:p>
          </table:table-cell>
          <table:table-cell table:style-name="表格1.B3" office:value-type="string">
            <text:p text:style-name="P2">显示错误描述或警告信息</text:p>
          </table:table-cell>
        </table:table-row>
        <table:table-row>
          <table:table-cell table:style-name="表格1.A4" office:value-type="string">
            <text:p text:style-name="P3">Ctrl + /</text:p>
          </table:table-cell>
          <table:table-cell table:style-name="表格1.B4" office:value-type="string">
            <text:p text:style-name="P3">行注释（可选中多行）</text:p>
          </table:table-cell>
        </table:table-row>
        <table:table-row>
          <table:table-cell table:style-name="表格1.A5" office:value-type="string">
            <text:p text:style-name="P2">Ctrl + Alt + L</text:p>
          </table:table-cell>
          <table:table-cell table:style-name="表格1.B5" office:value-type="string">
            <text:p text:style-name="P2">代码格式化</text:p>
          </table:table-cell>
        </table:table-row>
        <table:table-row>
          <table:table-cell table:style-name="表格1.A6" office:value-type="string">
            <text:p text:style-name="P2">Ctrl + Alt + O</text:p>
          </table:table-cell>
          <table:table-cell table:style-name="表格1.B6" office:value-type="string">
            <text:p text:style-name="P2">自动导入</text:p>
          </table:table-cell>
        </table:table-row>
        <table:table-row>
          <table:table-cell table:style-name="表格1.A7" office:value-type="string">
            <text:p text:style-name="P2">Ctrl + Alt + I</text:p>
          </table:table-cell>
          <table:table-cell table:style-name="表格1.B7" office:value-type="string">
            <text:p text:style-name="P2">自动缩进</text:p>
          </table:table-cell>
        </table:table-row>
        <table:table-row>
          <table:table-cell table:style-name="表格1.A8" office:value-type="string">
            <text:p text:style-name="P3">Tab / Shift + Tab</text:p>
          </table:table-cell>
          <table:table-cell table:style-name="表格1.B8" office:value-type="string">
            <text:p text:style-name="P3">缩进、不缩进当前行（可选中多行）</text:p>
          </table:table-cell>
        </table:table-row>
        <table:table-row>
          <table:table-cell table:style-name="表格1.A9" office:value-type="string">
            <text:p text:style-name="P2">Ctrl+C/Ctrl+Insert</text:p>
          </table:table-cell>
          <table:table-cell table:style-name="表格1.B9" office:value-type="string">
            <text:p text:style-name="P2">复制当前行或选定的代码块到剪贴板</text:p>
          </table:table-cell>
        </table:table-row>
        <table:table-row>
          <table:table-cell table:style-name="表格1.A10" office:value-type="string">
            <text:p text:style-name="P2">Ctrl + D</text:p>
          </table:table-cell>
          <table:table-cell table:style-name="表格1.B10" office:value-type="string">
            <text:p text:style-name="P2">复制选定的区域或行到后面或下一行</text:p>
          </table:table-cell>
        </table:table-row>
        <table:table-row>
          <table:table-cell table:style-name="表格1.A11" office:value-type="string">
            <text:p text:style-name="P2">Ctrl + Y</text:p>
          </table:table-cell>
          <table:table-cell table:style-name="表格1.B11" office:value-type="string">
            <text:p text:style-name="P2">删除当前行</text:p>
          </table:table-cell>
        </table:table-row>
        <table:table-row>
          <table:table-cell table:style-name="表格1.A12" office:value-type="string">
            <text:p text:style-name="P2">Shift + Enter</text:p>
          </table:table-cell>
          <table:table-cell table:style-name="表格1.B12" office:value-type="string">
            <text:p text:style-name="P2">下一行另起一行</text:p>
          </table:table-cell>
        </table:table-row>
        <table:table-row>
          <table:table-cell table:style-name="表格1.A13" office:value-type="string">
            <text:p text:style-name="P2">Ctrl +Ｊ</text:p>
          </table:table-cell>
          <table:table-cell table:style-name="表格1.B13" office:value-type="string">
            <text:p text:style-name="P2">插入模版</text:p>
          </table:table-cell>
        </table:table-row>
        <table:table-row>
          <table:table-cell table:style-name="表格1.A14" office:value-type="string">
            <text:p text:style-name="P3">Ctrl + Shift +/-</text:p>
          </table:table-cell>
          <table:table-cell table:style-name="表格1.B14" office:value-type="string">
            <text:p text:style-name="P3">展开/折叠全部代码块</text:p>
          </table:table-cell>
        </table:table-row>
        <table:table-row>
          <table:table-cell table:style-name="表格1.A15" office:value-type="string">
            <text:p text:style-name="P2">Ctrl + Numpad+</text:p>
          </table:table-cell>
          <table:table-cell table:style-name="表格1.B15" office:value-type="string">
            <text:p text:style-name="P2">全部展开</text:p>
          </table:table-cell>
        </table:table-row>
        <table:table-row>
          <table:table-cell table:style-name="表格1.A16" office:value-type="string">
            <text:p text:style-name="P2">Ctrl + Numpad-</text:p>
          </table:table-cell>
          <table:table-cell table:style-name="表格1.B16" office:value-type="string">
            <text:p text:style-name="P2">全部折叠</text:p>
          </table:table-cell>
        </table:table-row>
        <table:table-row>
          <table:table-cell table:style-name="表格1.A17" office:value-type="string">
            <text:p text:style-name="P2">Ctrl + Delete</text:p>
          </table:table-cell>
          <table:table-cell table:style-name="表格1.B17" office:value-type="string">
            <text:p text:style-name="P2">删除到字符结束</text:p>
          </table:table-cell>
        </table:table-row>
        <table:table-row>
          <table:table-cell table:style-name="表格1.A18" office:value-type="string">
            <text:p text:style-name="P2">Ctrl + Backspace</text:p>
          </table:table-cell>
          <table:table-cell table:style-name="表格1.B18" office:value-type="string">
            <text:p text:style-name="P2">删除到字符开始</text:p>
          </table:table-cell>
        </table:table-row>
        <table:table-row>
          <table:table-cell table:style-name="表格1.A19" office:value-type="string">
            <text:p text:style-name="P2">Ctrl + Shift + F7</text:p>
          </table:table-cell>
          <table:table-cell table:style-name="表格1.B19" office:value-type="string">
            <text:p text:style-name="P2">将当前单词在整个文件中高亮，F3移动到下一个，ESC取消高亮。</text:p>
          </table:table-cell>
        </table:table-row>
        <table:table-row>
          <table:table-cell table:style-name="表格1.A20" office:value-type="string">
            <text:p text:style-name="P2">Alt + up/down</text:p>
          </table:table-cell>
          <table:table-cell table:style-name="表格1.B20" office:value-type="string">
            <text:p text:style-name="P2">方法上移或下移动</text:p>
          </table:table-cell>
        </table:table-row>
        <table:table-row>
          <table:table-cell table:style-name="表格1.A21" office:value-type="string">
            <text:p text:style-name="P2">Alt + Shift + up/down</text:p>
          </table:table-cell>
          <table:table-cell table:style-name="表格1.B21" office:value-type="string">
            <text:p text:style-name="P2">当前行上移或下移动</text:p>
          </table:table-cell>
        </table:table-row>
        <table:table-row>
          <table:table-cell table:style-name="表格1.A22" office:value-type="string">
            <text:p text:style-name="P3">Ctrl + B/鼠标左键</text:p>
          </table:table-cell>
          <table:table-cell table:style-name="表格1.B22" office:value-type="string">
            <text:p text:style-name="P3">转到方法定义处</text:p>
          </table:table-cell>
        </table:table-row>
        <table:table-row>
          <table:table-cell table:style-name="表格1.A23" office:value-type="string">
            <text:p text:style-name="P3">Ctrl + W</text:p>
          </table:table-cell>
          <table:table-cell table:style-name="表格1.B23" office:value-type="string">
            <text:p text:style-name="P3">选中增加的代码块</text:p>
          </table:table-cell>
        </table:table-row>
        <text:soft-page-break/>
        <table:table-row>
          <table:table-cell table:style-name="表格1.A24" office:value-type="string">
            <text:p text:style-name="P2">Shift + F6</text:p>
          </table:table-cell>
          <table:table-cell table:style-name="表格1.B24" office:value-type="string">
            <text:p text:style-name="P2">方法或变量重命名</text:p>
          </table:table-cell>
        </table:table-row>
        <table:table-row>
          <table:table-cell table:style-name="表格1.A25" office:value-type="string">
            <text:p text:style-name="P2">Ctrl + E</text:p>
          </table:table-cell>
          <table:table-cell table:style-name="表格1.B25" office:value-type="string">
            <text:p text:style-name="P2">最近访问的文件</text:p>
          </table:table-cell>
        </table:table-row>
        <table:table-row>
          <table:table-cell table:style-name="表格1.A26" office:value-type="string">
            <text:p text:style-name="P2">Esc</text:p>
          </table:table-cell>
          <table:table-cell table:style-name="表格1.B26" office:value-type="string">
            <text:p text:style-name="P2">从其他窗口回到编辑窗口</text:p>
          </table:table-cell>
        </table:table-row>
        <table:table-row>
          <table:table-cell table:style-name="表格1.A27" office:value-type="string">
            <text:p text:style-name="P2">Shift + Esc</text:p>
          </table:table-cell>
          <table:table-cell table:style-name="表格1.B27" office:value-type="string">
            <text:p text:style-name="P2">隐藏当前窗口，焦点到编辑窗口</text:p>
          </table:table-cell>
        </table:table-row>
        <table:table-row>
          <table:table-cell table:style-name="表格1.A28" office:value-type="string">
            <text:p text:style-name="P2">F12</text:p>
          </table:table-cell>
          <table:table-cell table:style-name="表格1.B28" office:value-type="string">
            <text:p text:style-name="P7">回到先前的工具窗口</text:p>
          </table:table-cell>
        </table:table-row>
      </table:table>
      <text:h text:style-name="P4" text:outline-level="1"><text:bookmark text:name="全部快捷键"/>全部快捷键</text:h>
      <text:h text:style-name="P5" text:outline-level="2"><text:bookmark text:name="1编辑editing"/><text:span text:style-name="T1">1</text:span><text:span text:style-name="T3">、编辑（</text:span><text:span text:style-name="T1">Editing</text:span><text:span text:style-name="T3">）</text:span></text:h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P1">快捷键</text:p>
            </table:table-cell>
            <table:table-cell table:style-name="表格2.A1" office:value-type="string">
              <text:p text:style-name="P1">功能</text:p>
            </table:table-cell>
          </table:table-row>
        </table:table-header-rows>
        <table:table-row>
          <table:table-cell table:style-name="表格2.A2" office:value-type="string">
            <text:p text:style-name="P2">Ctrl + Space</text:p>
          </table:table-cell>
          <table:table-cell table:style-name="表格2.B2" office:value-type="string">
            <text:p text:style-name="P2">基本的代码完成（类、方法、属性）</text:p>
          </table:table-cell>
        </table:table-row>
        <table:table-row>
          <table:table-cell table:style-name="表格2.A3" office:value-type="string">
            <text:p text:style-name="P2">Ctrl + Alt + Space</text:p>
          </table:table-cell>
          <table:table-cell table:style-name="表格2.B3" office:value-type="string">
            <text:p text:style-name="P2">快速导入任意类</text:p>
          </table:table-cell>
        </table:table-row>
        <table:table-row>
          <table:table-cell table:style-name="表格2.A4" office:value-type="string">
            <text:p text:style-name="P2">Ctrl + Shift + Enter</text:p>
          </table:table-cell>
          <table:table-cell table:style-name="表格2.B4" office:value-type="string">
            <text:p text:style-name="P2">语句完成</text:p>
          </table:table-cell>
        </table:table-row>
        <table:table-row>
          <table:table-cell table:style-name="表格2.A5" office:value-type="string">
            <text:p text:style-name="P2">Ctrl + P</text:p>
          </table:table-cell>
          <table:table-cell table:style-name="表格2.B5" office:value-type="string">
            <text:p text:style-name="P2">参数信息（在方法中调用参数）</text:p>
          </table:table-cell>
        </table:table-row>
        <table:table-row>
          <table:table-cell table:style-name="表格2.A6" office:value-type="string">
            <text:p text:style-name="P2">Ctrl + Q</text:p>
          </table:table-cell>
          <table:table-cell table:style-name="表格2.B6" office:value-type="string">
            <text:p text:style-name="P2">快速查看文档</text:p>
          </table:table-cell>
        </table:table-row>
        <table:table-row>
          <table:table-cell table:style-name="表格2.A7" office:value-type="string">
            <text:p text:style-name="P2">Shift + F1</text:p>
          </table:table-cell>
          <table:table-cell table:style-name="表格2.B7" office:value-type="string">
            <text:p text:style-name="P2">外部文档</text:p>
          </table:table-cell>
        </table:table-row>
        <table:table-row>
          <table:table-cell table:style-name="表格2.A8" office:value-type="string">
            <text:p text:style-name="P2">Ctrl + 鼠标</text:p>
          </table:table-cell>
          <table:table-cell table:style-name="表格2.B8" office:value-type="string">
            <text:p text:style-name="P2">简介</text:p>
          </table:table-cell>
        </table:table-row>
        <table:table-row>
          <table:table-cell table:style-name="表格2.A9" office:value-type="string">
            <text:p text:style-name="P2">Ctrl + F1</text:p>
          </table:table-cell>
          <table:table-cell table:style-name="表格2.B9" office:value-type="string">
            <text:p text:style-name="P2">显示错误描述或警告信息</text:p>
          </table:table-cell>
        </table:table-row>
        <table:table-row>
          <table:table-cell table:style-name="表格2.A10" office:value-type="string">
            <text:p text:style-name="P2">Alt + Insert</text:p>
          </table:table-cell>
          <table:table-cell table:style-name="表格2.B10" office:value-type="string">
            <text:p text:style-name="P2">自动生成代码</text:p>
          </table:table-cell>
        </table:table-row>
        <table:table-row>
          <table:table-cell table:style-name="表格2.A11" office:value-type="string">
            <text:p text:style-name="P2">Ctrl + O</text:p>
          </table:table-cell>
          <table:table-cell table:style-name="表格2.B11" office:value-type="string">
            <text:p text:style-name="P2">重新方法</text:p>
          </table:table-cell>
        </table:table-row>
        <table:table-row>
          <table:table-cell table:style-name="表格2.A12" office:value-type="string">
            <text:p text:style-name="P2">Ctrl + Alt + T</text:p>
          </table:table-cell>
          <table:table-cell table:style-name="表格2.B12" office:value-type="string">
            <text:p text:style-name="P2">选中</text:p>
          </table:table-cell>
        </table:table-row>
        <table:table-row>
          <table:table-cell table:style-name="表格2.A13" office:value-type="string">
            <text:p text:style-name="P2">Ctrl + /</text:p>
          </table:table-cell>
          <table:table-cell table:style-name="表格2.B13" office:value-type="string">
            <text:p text:style-name="P2">行注释</text:p>
          </table:table-cell>
        </table:table-row>
        <table:table-row>
          <table:table-cell table:style-name="表格2.A14" office:value-type="string">
            <text:p text:style-name="P2">Ctrl + Shift + /</text:p>
          </table:table-cell>
          <table:table-cell table:style-name="表格2.B14" office:value-type="string">
            <text:p text:style-name="P2">块注释</text:p>
          </table:table-cell>
        </table:table-row>
        <text:soft-page-break/>
        <table:table-row>
          <table:table-cell table:style-name="表格2.A15" office:value-type="string">
            <text:p text:style-name="P2">Ctrl + W</text:p>
          </table:table-cell>
          <table:table-cell table:style-name="表格2.B15" office:value-type="string">
            <text:p text:style-name="P2">选中增加的代码块</text:p>
          </table:table-cell>
        </table:table-row>
        <table:table-row>
          <table:table-cell table:style-name="表格2.A16" office:value-type="string">
            <text:p text:style-name="P2">Ctrl + Shift + W</text:p>
          </table:table-cell>
          <table:table-cell table:style-name="表格2.B16" office:value-type="string">
            <text:p text:style-name="P2">回到之前状态</text:p>
          </table:table-cell>
        </table:table-row>
        <table:table-row>
          <table:table-cell table:style-name="表格2.A17" office:value-type="string">
            <text:p text:style-name="P2">Ctrl + Shift + ]/[</text:p>
          </table:table-cell>
          <table:table-cell table:style-name="表格2.B17" office:value-type="string">
            <text:p text:style-name="P2">选定代码块结束、开始</text:p>
          </table:table-cell>
        </table:table-row>
        <table:table-row>
          <table:table-cell table:style-name="表格2.A18" office:value-type="string">
            <text:p text:style-name="P2">Alt + Enter</text:p>
          </table:table-cell>
          <table:table-cell table:style-name="表格2.B18" office:value-type="string">
            <text:p text:style-name="P2">快速修正</text:p>
          </table:table-cell>
        </table:table-row>
        <table:table-row>
          <table:table-cell table:style-name="表格2.A19" office:value-type="string">
            <text:p text:style-name="P2">Ctrl + Alt + L</text:p>
          </table:table-cell>
          <table:table-cell table:style-name="表格2.B19" office:value-type="string">
            <text:p text:style-name="P2">代码格式化</text:p>
          </table:table-cell>
        </table:table-row>
        <table:table-row>
          <table:table-cell table:style-name="表格2.A20" office:value-type="string">
            <text:p text:style-name="P2">Ctrl + Alt + O</text:p>
          </table:table-cell>
          <table:table-cell table:style-name="表格2.B20" office:value-type="string">
            <text:p text:style-name="P2">自动导入</text:p>
          </table:table-cell>
        </table:table-row>
        <table:table-row>
          <table:table-cell table:style-name="表格2.A21" office:value-type="string">
            <text:p text:style-name="P2">Ctrl + Alt + I</text:p>
          </table:table-cell>
          <table:table-cell table:style-name="表格2.B21" office:value-type="string">
            <text:p text:style-name="P2">自动缩进</text:p>
          </table:table-cell>
        </table:table-row>
        <table:table-row>
          <table:table-cell table:style-name="表格2.A22" office:value-type="string">
            <text:p text:style-name="P2">Tab / Shift + Tab</text:p>
          </table:table-cell>
          <table:table-cell table:style-name="表格2.B22" office:value-type="string">
            <text:p text:style-name="P2">缩进、不缩进当前行</text:p>
          </table:table-cell>
        </table:table-row>
        <table:table-row>
          <table:table-cell table:style-name="表格2.A23" office:value-type="string">
            <text:p text:style-name="P2">Ctrl+X/Shift+Delete</text:p>
          </table:table-cell>
          <table:table-cell table:style-name="表格2.B23" office:value-type="string">
            <text:p text:style-name="P2">剪切当前行或选定的代码块到剪贴板</text:p>
          </table:table-cell>
        </table:table-row>
        <table:table-row>
          <table:table-cell table:style-name="表格2.A24" office:value-type="string">
            <text:p text:style-name="P2">Ctrl+C/Ctrl+Insert</text:p>
          </table:table-cell>
          <table:table-cell table:style-name="表格2.B24" office:value-type="string">
            <text:p text:style-name="P2">复制当前行或选定的代码块到剪贴板</text:p>
          </table:table-cell>
        </table:table-row>
        <table:table-row>
          <table:table-cell table:style-name="表格2.A25" office:value-type="string">
            <text:p text:style-name="P2">Ctrl+V/Shift+Insert</text:p>
          </table:table-cell>
          <table:table-cell table:style-name="表格2.B25" office:value-type="string">
            <text:p text:style-name="P2">从剪贴板粘贴</text:p>
          </table:table-cell>
        </table:table-row>
        <table:table-row>
          <table:table-cell table:style-name="表格2.A26" office:value-type="string">
            <text:p text:style-name="P2">Ctrl + Shift + V</text:p>
          </table:table-cell>
          <table:table-cell table:style-name="表格2.B26" office:value-type="string">
            <text:p text:style-name="P2">从最近的缓冲区粘贴</text:p>
          </table:table-cell>
        </table:table-row>
        <table:table-row>
          <table:table-cell table:style-name="表格2.A27" office:value-type="string">
            <text:p text:style-name="P2">Ctrl + D</text:p>
          </table:table-cell>
          <table:table-cell table:style-name="表格2.B27" office:value-type="string">
            <text:p text:style-name="P2">复制选定的区域或行到后面或下一行</text:p>
          </table:table-cell>
        </table:table-row>
        <table:table-row>
          <table:table-cell table:style-name="表格2.A28" office:value-type="string">
            <text:p text:style-name="P2">Ctrl + Y</text:p>
          </table:table-cell>
          <table:table-cell table:style-name="表格2.B28" office:value-type="string">
            <text:p text:style-name="P2">删除当前行</text:p>
          </table:table-cell>
        </table:table-row>
        <table:table-row>
          <table:table-cell table:style-name="表格2.A29" office:value-type="string">
            <text:p text:style-name="P2">Ctrl + Shift + J</text:p>
          </table:table-cell>
          <table:table-cell table:style-name="表格2.B29" office:value-type="string">
            <text:p text:style-name="P2">添加智能线</text:p>
          </table:table-cell>
        </table:table-row>
        <table:table-row>
          <table:table-cell table:style-name="表格2.A30" office:value-type="string">
            <text:p text:style-name="P2">Ctrl + Enter</text:p>
          </table:table-cell>
          <table:table-cell table:style-name="表格2.B30" office:value-type="string">
            <text:p text:style-name="P2">智能线切割</text:p>
          </table:table-cell>
        </table:table-row>
        <table:table-row>
          <table:table-cell table:style-name="表格2.A31" office:value-type="string">
            <text:p text:style-name="P2">Shift + Enter</text:p>
          </table:table-cell>
          <table:table-cell table:style-name="表格2.B31" office:value-type="string">
            <text:p text:style-name="P2">下一行另起一行</text:p>
          </table:table-cell>
        </table:table-row>
        <table:table-row>
          <table:table-cell table:style-name="表格2.A32" office:value-type="string">
            <text:p text:style-name="P2">Ctrl + Shift + U</text:p>
          </table:table-cell>
          <table:table-cell table:style-name="表格2.B32" office:value-type="string">
            <text:p text:style-name="P2">在选定的区域或代码块间切换</text:p>
          </table:table-cell>
        </table:table-row>
        <table:table-row>
          <table:table-cell table:style-name="表格2.A33" office:value-type="string">
            <text:p text:style-name="P2">Ctrl + Delete</text:p>
          </table:table-cell>
          <table:table-cell table:style-name="表格2.B33" office:value-type="string">
            <text:p text:style-name="P2">删除到字符结束</text:p>
          </table:table-cell>
        </table:table-row>
        <table:table-row>
          <table:table-cell table:style-name="表格2.A34" office:value-type="string">
            <text:p text:style-name="P2">Ctrl + Backspace</text:p>
          </table:table-cell>
          <table:table-cell table:style-name="表格2.B34" office:value-type="string">
            <text:p text:style-name="P2">删除到字符开始</text:p>
          </table:table-cell>
        </table:table-row>
        <table:table-row>
          <table:table-cell table:style-name="表格2.A35" office:value-type="string">
            <text:p text:style-name="P2">Ctrl + Numpad+/-</text:p>
          </table:table-cell>
          <table:table-cell table:style-name="表格2.B35" office:value-type="string">
            <text:p text:style-name="P2">展开折叠代码块</text:p>
          </table:table-cell>
        </table:table-row>
        <table:table-row>
          <table:table-cell table:style-name="表格2.A36" office:value-type="string">
            <text:p text:style-name="P2">Ctrl + Numpad+</text:p>
          </table:table-cell>
          <table:table-cell table:style-name="表格2.B36" office:value-type="string">
            <text:p text:style-name="P2">全部展开</text:p>
          </table:table-cell>
        </table:table-row>
        <text:soft-page-break/>
        <table:table-row>
          <table:table-cell table:style-name="表格2.A37" office:value-type="string">
            <text:p text:style-name="P2">Ctrl + Numpad-</text:p>
          </table:table-cell>
          <table:table-cell table:style-name="表格2.B37" office:value-type="string">
            <text:p text:style-name="P2">全部折叠</text:p>
          </table:table-cell>
        </table:table-row>
        <table:table-row>
          <table:table-cell table:style-name="表格2.A38" office:value-type="string">
            <text:p text:style-name="P2">Ctrl + F4</text:p>
          </table:table-cell>
          <table:table-cell table:style-name="表格2.B38" office:value-type="string">
            <text:p text:style-name="P7">关闭运行的选项卡</text:p>
          </table:table-cell>
        </table:table-row>
      </table:table>
      <text:h text:style-name="P5" text:outline-level="2"><text:bookmark text:name="2查找替换searchreplace"/><text:span text:style-name="T1">2</text:span><text:span text:style-name="T3">、查找</text:span><text:span text:style-name="T1">/</text:span><text:span text:style-name="T3">替换</text:span><text:span text:style-name="T1">(Search/Replace)</text:span></text:h>
      <table:table table:name="表格3" table:style-name="表格3">
        <table:table-column table:style-name="表格3.A"/>
        <table:table-column table:style-name="表格3.B"/>
        <table:table-header-rows>
          <table:table-row>
            <table:table-cell table:style-name="表格3.A1" office:value-type="string">
              <text:p text:style-name="P1">快捷键</text:p>
            </table:table-cell>
            <table:table-cell table:style-name="表格3.A1" office:value-type="string">
              <text:p text:style-name="P1">功能</text:p>
            </table:table-cell>
          </table:table-row>
        </table:table-header-rows>
        <table:table-row>
          <table:table-cell table:style-name="表格3.A2" office:value-type="string">
            <text:p text:style-name="P2">F3</text:p>
          </table:table-cell>
          <table:table-cell table:style-name="表格3.B2" office:value-type="string">
            <text:p text:style-name="P2">下一个</text:p>
          </table:table-cell>
        </table:table-row>
        <table:table-row>
          <table:table-cell table:style-name="表格3.A3" office:value-type="string">
            <text:p text:style-name="P2">Shift + F3</text:p>
          </table:table-cell>
          <table:table-cell table:style-name="表格3.B3" office:value-type="string">
            <text:p text:style-name="P2">前一个</text:p>
          </table:table-cell>
        </table:table-row>
        <table:table-row>
          <table:table-cell table:style-name="表格3.A4" office:value-type="string">
            <text:p text:style-name="P2">Ctrl + R</text:p>
          </table:table-cell>
          <table:table-cell table:style-name="表格3.B4" office:value-type="string">
            <text:p text:style-name="P2">替换</text:p>
          </table:table-cell>
        </table:table-row>
        <table:table-row>
          <table:table-cell table:style-name="表格3.A5" office:value-type="string">
            <text:p text:style-name="P2">Ctrl + Shift + F</text:p>
          </table:table-cell>
          <table:table-cell table:style-name="表格3.B5" office:value-type="string">
            <text:p text:style-name="P2">全局查找</text:p>
          </table:table-cell>
        </table:table-row>
        <table:table-row>
          <table:table-cell table:style-name="表格3.A6" office:value-type="string">
            <text:p text:style-name="P2">Ctrl + Shift + R</text:p>
          </table:table-cell>
          <table:table-cell table:style-name="表格3.B6" office:value-type="string">
            <text:p text:style-name="P7">全局替换</text:p>
          </table:table-cell>
        </table:table-row>
      </table:table>
      <text:h text:style-name="P5" text:outline-level="2"><text:bookmark text:name="3运行running"/><text:span text:style-name="T1">3</text:span><text:span text:style-name="T3">、运行</text:span><text:span text:style-name="T1">(Running)</text:span></text:h>
      <table:table table:name="表格4" table:style-name="表格4">
        <table:table-column table:style-name="表格4.A"/>
        <table:table-column table:style-name="表格4.B"/>
        <table:table-header-rows>
          <table:table-row>
            <table:table-cell table:style-name="表格4.A1" office:value-type="string">
              <text:p text:style-name="P1">快捷键</text:p>
            </table:table-cell>
            <table:table-cell table:style-name="表格4.A1" office:value-type="string">
              <text:p text:style-name="P1">功能</text:p>
            </table:table-cell>
          </table:table-row>
        </table:table-header-rows>
        <table:table-row>
          <table:table-cell table:style-name="表格4.A2" office:value-type="string">
            <text:p text:style-name="P2">Alt + Shift + F10</text:p>
          </table:table-cell>
          <table:table-cell table:style-name="表格4.B2" office:value-type="string">
            <text:p text:style-name="P2">运行模式配置</text:p>
          </table:table-cell>
        </table:table-row>
        <table:table-row>
          <table:table-cell table:style-name="表格4.A3" office:value-type="string">
            <text:p text:style-name="P2">Alt + Shift + F9</text:p>
          </table:table-cell>
          <table:table-cell table:style-name="表格4.B3" office:value-type="string">
            <text:p text:style-name="P2">调试模式配置</text:p>
          </table:table-cell>
        </table:table-row>
        <table:table-row>
          <table:table-cell table:style-name="表格4.A4" office:value-type="string">
            <text:p text:style-name="P2">Shift + F10</text:p>
          </table:table-cell>
          <table:table-cell table:style-name="表格4.B4" office:value-type="string">
            <text:p text:style-name="P2">运行</text:p>
          </table:table-cell>
        </table:table-row>
        <table:table-row>
          <table:table-cell table:style-name="表格4.A5" office:value-type="string">
            <text:p text:style-name="P2">Shift + F9</text:p>
          </table:table-cell>
          <table:table-cell table:style-name="表格4.B5" office:value-type="string">
            <text:p text:style-name="P2">调试</text:p>
          </table:table-cell>
        </table:table-row>
        <table:table-row>
          <table:table-cell table:style-name="表格4.A6" office:value-type="string">
            <text:p text:style-name="P2">Ctrl + Shift + F10</text:p>
          </table:table-cell>
          <table:table-cell table:style-name="表格4.B6" office:value-type="string">
            <text:p text:style-name="P2">运行编辑器配置</text:p>
          </table:table-cell>
        </table:table-row>
        <table:table-row>
          <table:table-cell table:style-name="表格4.A7" office:value-type="string">
            <text:p text:style-name="P2">Ctrl + Alt + R</text:p>
          </table:table-cell>
          <table:table-cell table:style-name="表格4.B7" office:value-type="string">
            <text:p text:style-name="P7">运行manage.py任务</text:p>
          </table:table-cell>
        </table:table-row>
      </table:table>
      <text:h text:style-name="P5" text:outline-level="2"><text:bookmark text:name="4调试debugging"/><text:soft-page-break/><text:span text:style-name="T1">4</text:span><text:span text:style-name="T3">、调试</text:span><text:span text:style-name="T1">(Debugging)</text:span></text:h>
      <table:table table:name="表格5" table:style-name="表格5">
        <table:table-column table:style-name="表格5.A"/>
        <table:table-column table:style-name="表格5.B"/>
        <table:table-header-rows>
          <table:table-row>
            <table:table-cell table:style-name="表格5.A1" office:value-type="string">
              <text:p text:style-name="P1">快捷键</text:p>
            </table:table-cell>
            <table:table-cell table:style-name="表格5.A1" office:value-type="string">
              <text:p text:style-name="P1">功能</text:p>
            </table:table-cell>
          </table:table-row>
        </table:table-header-rows>
        <table:table-row>
          <table:table-cell table:style-name="表格5.A2" office:value-type="string">
            <text:p text:style-name="P2">F8</text:p>
          </table:table-cell>
          <table:table-cell table:style-name="表格5.B2" office:value-type="string">
            <text:p text:style-name="P2">跳过</text:p>
          </table:table-cell>
        </table:table-row>
        <table:table-row>
          <table:table-cell table:style-name="表格5.A3" office:value-type="string">
            <text:p text:style-name="P2">F7</text:p>
          </table:table-cell>
          <table:table-cell table:style-name="表格5.B3" office:value-type="string">
            <text:p text:style-name="P2">进入</text:p>
          </table:table-cell>
        </table:table-row>
        <table:table-row>
          <table:table-cell table:style-name="表格5.A4" office:value-type="string">
            <text:p text:style-name="P2">Shift + F8</text:p>
          </table:table-cell>
          <table:table-cell table:style-name="表格5.B4" office:value-type="string">
            <text:p text:style-name="P2">退出</text:p>
          </table:table-cell>
        </table:table-row>
        <table:table-row>
          <table:table-cell table:style-name="表格5.A5" office:value-type="string">
            <text:p text:style-name="P2">Alt + F9</text:p>
          </table:table-cell>
          <table:table-cell table:style-name="表格5.B5" office:value-type="string">
            <text:p text:style-name="P2">运行游标</text:p>
          </table:table-cell>
        </table:table-row>
        <table:table-row>
          <table:table-cell table:style-name="表格5.A6" office:value-type="string">
            <text:p text:style-name="P2">Alt + F8</text:p>
          </table:table-cell>
          <table:table-cell table:style-name="表格5.B6" office:value-type="string">
            <text:p text:style-name="P2">验证表达式</text:p>
          </table:table-cell>
        </table:table-row>
        <table:table-row>
          <table:table-cell table:style-name="表格5.A7" office:value-type="string">
            <text:p text:style-name="P2">Ctrl + Alt + F8</text:p>
          </table:table-cell>
          <table:table-cell table:style-name="表格5.B7" office:value-type="string">
            <text:p text:style-name="P2">快速验证表达式</text:p>
          </table:table-cell>
        </table:table-row>
        <table:table-row>
          <table:table-cell table:style-name="表格5.A8" office:value-type="string">
            <text:p text:style-name="P2">F9</text:p>
          </table:table-cell>
          <table:table-cell table:style-name="表格5.B8" office:value-type="string">
            <text:p text:style-name="P2">恢复程序</text:p>
          </table:table-cell>
        </table:table-row>
        <table:table-row>
          <table:table-cell table:style-name="表格5.A9" office:value-type="string">
            <text:p text:style-name="P2">Ctrl + F8</text:p>
          </table:table-cell>
          <table:table-cell table:style-name="表格5.B9" office:value-type="string">
            <text:p text:style-name="P2">断点开关</text:p>
          </table:table-cell>
        </table:table-row>
        <table:table-row>
          <table:table-cell table:style-name="表格5.A10" office:value-type="string">
            <text:p text:style-name="P2">Ctrl + Shift + F8</text:p>
          </table:table-cell>
          <table:table-cell table:style-name="表格5.B10" office:value-type="string">
            <text:p text:style-name="P7">查看断点</text:p>
          </table:table-cell>
        </table:table-row>
      </table:table>
      <text:h text:style-name="P5" text:outline-level="2"><text:bookmark text:name="5导航navigation"/><text:span text:style-name="T1">5</text:span><text:span text:style-name="T3">、导航</text:span><text:span text:style-name="T1">(Navigation)</text:span></text:h>
      <table:table table:name="表格6" table:style-name="表格6">
        <table:table-column table:style-name="表格6.A"/>
        <table:table-column table:style-name="表格6.B"/>
        <table:table-column table:style-name="表格6.C"/>
        <table:table-header-rows>
          <table:table-row>
            <table:table-cell table:style-name="表格6.A1" office:value-type="string">
              <text:p text:style-name="P1">快捷键</text:p>
            </table:table-cell>
            <table:table-cell table:style-name="表格6.A1" office:value-type="string">
              <text:p text:style-name="P1">功能</text:p>
            </table:table-cell>
            <table:table-cell table:style-name="表格6.A1" office:value-type="string">
              <text:p text:style-name="P1"> </text:p>
            </table:table-cell>
          </table:table-row>
        </table:table-header-rows>
        <table:table-row>
          <table:table-cell table:style-name="表格6.A2" office:value-type="string">
            <text:p text:style-name="P2">Ctrl + N</text:p>
          </table:table-cell>
          <table:table-cell table:style-name="表格6.B2" office:value-type="string">
            <text:p text:style-name="P2">跳转到类</text:p>
          </table:table-cell>
          <table:table-cell table:style-name="表格6.C2" office:value-type="string">
            <text:p text:style-name="P2"> </text:p>
          </table:table-cell>
        </table:table-row>
        <table:table-row>
          <table:table-cell table:style-name="表格6.A3" office:value-type="string">
            <text:p text:style-name="P2">Ctrl + Shift + N</text:p>
          </table:table-cell>
          <table:table-cell table:style-name="表格6.B3" office:value-type="string">
            <text:p text:style-name="P2">跳转到符号</text:p>
          </table:table-cell>
          <table:table-cell table:style-name="表格6.C3" office:value-type="string">
            <text:p text:style-name="P2"> </text:p>
          </table:table-cell>
        </table:table-row>
        <table:table-row>
          <table:table-cell table:style-name="表格6.A4" office:value-type="string">
            <text:p text:style-name="P2">Alt + Right/Left</text:p>
          </table:table-cell>
          <table:table-cell table:style-name="表格6.B4" office:value-type="string">
            <text:p text:style-name="P2">跳转到下一个、前一个编辑的选项卡</text:p>
          </table:table-cell>
          <table:table-cell table:style-name="表格6.C4" office:value-type="string">
            <text:p text:style-name="P2"> </text:p>
          </table:table-cell>
        </table:table-row>
        <table:table-row>
          <table:table-cell table:style-name="表格6.A5" office:value-type="string">
            <text:p text:style-name="P2">F12</text:p>
          </table:table-cell>
          <table:table-cell table:style-name="表格6.B5" office:value-type="string">
            <text:p text:style-name="P2">回到先前的工具窗口</text:p>
          </table:table-cell>
          <table:table-cell table:style-name="表格6.C5" office:value-type="string">
            <text:p text:style-name="P2"> </text:p>
          </table:table-cell>
        </table:table-row>
        <table:table-row>
          <table:table-cell table:style-name="表格6.A6" office:value-type="string">
            <text:p text:style-name="P2">Esc</text:p>
          </table:table-cell>
          <table:table-cell table:style-name="表格6.B6" office:value-type="string">
            <text:p text:style-name="P2">从其他窗口回到编辑窗口</text:p>
          </table:table-cell>
          <table:table-cell table:style-name="表格6.C6" office:value-type="string">
            <text:p text:style-name="P2"> </text:p>
          </table:table-cell>
        </table:table-row>
        <table:table-row>
          <table:table-cell table:style-name="表格6.A7" office:value-type="string">
            <text:p text:style-name="P2">Shift + Esc</text:p>
          </table:table-cell>
          <table:table-cell table:style-name="表格6.B7" office:value-type="string">
            <text:p text:style-name="P2">隐藏当前窗口，焦点到编辑窗口</text:p>
          </table:table-cell>
          <table:table-cell table:style-name="表格6.C7" office:value-type="string">
            <text:p text:style-name="P2"> </text:p>
          </table:table-cell>
        </table:table-row>
        <table:table-row>
          <table:table-cell table:style-name="表格6.A8" office:value-type="string">
            <text:p text:style-name="P2">Ctrl + Shift + F4</text:p>
          </table:table-cell>
          <table:table-cell table:style-name="表格6.B8" office:value-type="string">
            <text:p text:style-name="P2">关闭主动运行的选项卡</text:p>
          </table:table-cell>
          <table:table-cell table:style-name="表格6.C8" office:value-type="string">
            <text:p text:style-name="P2"> </text:p>
          </table:table-cell>
        </table:table-row>
        <table:table-row>
          <table:table-cell table:style-name="表格6.A9" office:value-type="string">
            <text:p text:style-name="P2">Ctrl + G</text:p>
          </table:table-cell>
          <table:table-cell table:style-name="表格6.B9" office:value-type="string">
            <text:p text:style-name="P2">查看当前行号、字符号</text:p>
          </table:table-cell>
          <table:table-cell table:style-name="表格6.C9" office:value-type="string">
            <text:p text:style-name="P2"> </text:p>
          </table:table-cell>
        </table:table-row>
        <table:table-row>
          <table:table-cell table:style-name="表格6.A10" office:value-type="string">
            <text:p text:style-name="P2">Ctrl + E</text:p>
          </table:table-cell>
          <table:table-cell table:style-name="表格6.B10" office:value-type="string">
            <text:p text:style-name="P2">最近访问的文件</text:p>
          </table:table-cell>
          <table:table-cell table:style-name="表格6.C10" office:value-type="string">
            <text:p text:style-name="P2"> </text:p>
          </table:table-cell>
        </table:table-row>
        <table:table-row>
          <table:table-cell table:style-name="表格6.A11" office:value-type="string">
            <text:p text:style-name="P2">Ctrl+Alt+Left/Right</text:p>
          </table:table-cell>
          <table:table-cell table:style-name="表格6.B11" office:value-type="string">
            <text:p text:style-name="P2">后退、前进</text:p>
          </table:table-cell>
          <table:table-cell table:style-name="表格6.C11" office:value-type="string">
            <text:p text:style-name="P2"> </text:p>
          </table:table-cell>
        </table:table-row>
        <text:soft-page-break/>
        <table:table-row>
          <table:table-cell table:style-name="表格6.A12" office:value-type="string">
            <text:p text:style-name="P2">Ctrl+Shift+Backspace</text:p>
          </table:table-cell>
          <table:table-cell table:style-name="表格6.B12" office:value-type="string">
            <text:p text:style-name="P2">导航到最近编辑区域</text:p>
          </table:table-cell>
          <table:table-cell table:style-name="表格6.C12" office:value-type="string">
            <text:p text:style-name="P2"> </text:p>
          </table:table-cell>
        </table:table-row>
        <table:table-row>
          <table:table-cell table:style-name="表格6.A13" office:value-type="string">
            <text:p text:style-name="P2">Alt + F1</text:p>
          </table:table-cell>
          <table:table-cell table:style-name="表格6.B13" office:value-type="string">
            <text:p text:style-name="P2">查找当前文件或标识</text:p>
          </table:table-cell>
          <table:table-cell table:style-name="表格6.C13" office:value-type="string">
            <text:p text:style-name="P2"> </text:p>
          </table:table-cell>
        </table:table-row>
        <table:table-row>
          <table:table-cell table:style-name="表格6.A14" office:value-type="string">
            <text:p text:style-name="P2">Ctrl+B / Ctrl+Click</text:p>
          </table:table-cell>
          <table:table-cell table:style-name="表格6.B14" office:value-type="string">
            <text:p text:style-name="P2">跳转到声明</text:p>
          </table:table-cell>
          <table:table-cell table:style-name="表格6.C14" office:value-type="string">
            <text:p text:style-name="P2"> </text:p>
          </table:table-cell>
        </table:table-row>
        <table:table-row>
          <table:table-cell table:style-name="表格6.A15" office:value-type="string">
            <text:p text:style-name="P2">Ctrl + Alt + B</text:p>
          </table:table-cell>
          <table:table-cell table:style-name="表格6.B15" office:value-type="string">
            <text:p text:style-name="P2">跳转到实现</text:p>
          </table:table-cell>
          <table:table-cell table:style-name="表格6.C15" office:value-type="string">
            <text:p text:style-name="P2"> </text:p>
          </table:table-cell>
        </table:table-row>
        <table:table-row>
          <table:table-cell table:style-name="表格6.A16" office:value-type="string">
            <text:p text:style-name="P2">Ctrl + Shift + I</text:p>
          </table:table-cell>
          <table:table-cell table:style-name="表格6.B16" office:value-type="string">
            <text:p text:style-name="P2">查看快速定义</text:p>
          </table:table-cell>
          <table:table-cell table:style-name="表格6.C16" office:value-type="string">
            <text:p text:style-name="P2"> </text:p>
          </table:table-cell>
        </table:table-row>
        <table:table-row>
          <table:table-cell table:style-name="表格6.A17" office:value-type="string">
            <text:p text:style-name="P2">Ctrl + Shift + B</text:p>
          </table:table-cell>
          <table:table-cell table:style-name="表格6.B17" office:value-type="string">
            <text:p text:style-name="P2">跳转到类型声明</text:p>
          </table:table-cell>
          <table:table-cell table:style-name="表格6.C17" office:value-type="string">
            <text:p text:style-name="P2"> </text:p>
          </table:table-cell>
        </table:table-row>
        <table:table-row>
          <table:table-cell table:style-name="表格6.A18" office:value-type="string">
            <text:p text:style-name="P2">Ctrl + U</text:p>
          </table:table-cell>
          <table:table-cell table:style-name="表格6.B18" office:value-type="string">
            <text:p text:style-name="P2">跳转到父方法、父类</text:p>
          </table:table-cell>
          <table:table-cell table:style-name="表格6.C18" office:value-type="string">
            <text:p text:style-name="P2"> </text:p>
          </table:table-cell>
        </table:table-row>
        <table:table-row>
          <table:table-cell table:style-name="表格6.A19" office:value-type="string">
            <text:p text:style-name="P2">Alt + Up/Down</text:p>
          </table:table-cell>
          <table:table-cell table:style-name="表格6.B19" office:value-type="string">
            <text:p text:style-name="P2">跳转到上一个、下一个方法</text:p>
          </table:table-cell>
          <table:table-cell table:style-name="表格6.C19" office:value-type="string">
            <text:p text:style-name="P2"> </text:p>
          </table:table-cell>
        </table:table-row>
        <table:table-row>
          <table:table-cell table:style-name="表格6.A20" office:value-type="string">
            <text:p text:style-name="P2">Ctrl + ]/[</text:p>
          </table:table-cell>
          <table:table-cell table:style-name="表格6.B20" office:value-type="string">
            <text:p text:style-name="P2">跳转到代码块结束、开始</text:p>
          </table:table-cell>
          <table:table-cell table:style-name="表格6.C20" office:value-type="string">
            <text:p text:style-name="P2"> </text:p>
          </table:table-cell>
        </table:table-row>
        <table:table-row>
          <table:table-cell table:style-name="表格6.A21" office:value-type="string">
            <text:p text:style-name="P2">Ctrl + F12</text:p>
          </table:table-cell>
          <table:table-cell table:style-name="表格6.B21" office:value-type="string">
            <text:p text:style-name="P2">弹出文件结构</text:p>
          </table:table-cell>
          <table:table-cell table:style-name="表格6.C21" office:value-type="string">
            <text:p text:style-name="P2"> </text:p>
          </table:table-cell>
        </table:table-row>
        <table:table-row>
          <table:table-cell table:style-name="表格6.A22" office:value-type="string">
            <text:p text:style-name="P2">Ctrl + H</text:p>
          </table:table-cell>
          <table:table-cell table:style-name="表格6.B22" office:value-type="string">
            <text:p text:style-name="P2">类型层次结构</text:p>
          </table:table-cell>
          <table:table-cell table:style-name="表格6.C22" office:value-type="string">
            <text:p text:style-name="P2"> </text:p>
          </table:table-cell>
        </table:table-row>
        <table:table-row>
          <table:table-cell table:style-name="表格6.A23" office:value-type="string">
            <text:p text:style-name="P2">Ctrl + Shift + H</text:p>
          </table:table-cell>
          <table:table-cell table:style-name="表格6.B23" office:value-type="string">
            <text:p text:style-name="P2">方法层次结构</text:p>
          </table:table-cell>
          <table:table-cell table:style-name="表格6.C23" office:value-type="string">
            <text:p text:style-name="P2"> </text:p>
          </table:table-cell>
        </table:table-row>
        <table:table-row>
          <table:table-cell table:style-name="表格6.A24" office:value-type="string">
            <text:p text:style-name="P2">Ctrl + Alt + H</text:p>
          </table:table-cell>
          <table:table-cell table:style-name="表格6.B24" office:value-type="string">
            <text:p text:style-name="P2">调用层次结构</text:p>
          </table:table-cell>
          <table:table-cell table:style-name="表格6.C24" office:value-type="string">
            <text:p text:style-name="P2"> </text:p>
          </table:table-cell>
        </table:table-row>
        <table:table-row>
          <table:table-cell table:style-name="表格6.A25" office:value-type="string">
            <text:p text:style-name="P2">F2 / Shift + F2</text:p>
          </table:table-cell>
          <table:table-cell table:style-name="表格6.B25" office:value-type="string">
            <text:p text:style-name="P2">下一条、前一条高亮的错误</text:p>
          </table:table-cell>
          <table:table-cell table:style-name="表格6.C25" office:value-type="string">
            <text:p text:style-name="P2"> </text:p>
          </table:table-cell>
        </table:table-row>
        <table:table-row>
          <table:table-cell table:style-name="表格6.A26" office:value-type="string">
            <text:p text:style-name="P2">F4 / Ctrl + Enter</text:p>
          </table:table-cell>
          <table:table-cell table:style-name="表格6.B26" office:value-type="string">
            <text:p text:style-name="P2">编辑资源、查看资源</text:p>
          </table:table-cell>
          <table:table-cell table:style-name="表格6.C26" office:value-type="string">
            <text:p text:style-name="P2"> </text:p>
          </table:table-cell>
        </table:table-row>
        <table:table-row>
          <table:table-cell table:style-name="表格6.A27" office:value-type="string">
            <text:p text:style-name="P2">Alt + Home</text:p>
          </table:table-cell>
          <table:table-cell table:style-name="表格6.B27" office:value-type="string">
            <text:p text:style-name="P2">显示导航条F11书签开关</text:p>
          </table:table-cell>
          <table:table-cell table:style-name="表格6.C27" office:value-type="string">
            <text:p text:style-name="P2"> </text:p>
          </table:table-cell>
        </table:table-row>
        <table:table-row>
          <table:table-cell table:style-name="表格6.A28" office:value-type="string">
            <text:p text:style-name="P2">Ctrl + Shift +F11</text:p>
          </table:table-cell>
          <table:table-cell table:style-name="表格6.B28" office:value-type="string">
            <text:p text:style-name="P2">书签助记开关</text:p>
          </table:table-cell>
          <table:table-cell table:style-name="表格6.C28" office:value-type="string">
            <text:p text:style-name="P2"> </text:p>
          </table:table-cell>
        </table:table-row>
        <table:table-row>
          <table:table-cell table:style-name="表格6.A29" office:value-type="string">
            <text:p text:style-name="P2">Ctrl #[0-9]</text:p>
          </table:table-cell>
          <table:table-cell table:style-name="表格6.B29" office:value-type="string">
            <text:p text:style-name="P2">+</text:p>
          </table:table-cell>
          <table:table-cell table:style-name="表格6.C29" office:value-type="string">
            <text:p text:style-name="P2">跳转到标识的书签</text:p>
          </table:table-cell>
        </table:table-row>
        <table:table-row>
          <table:table-cell table:style-name="表格6.A30" office:value-type="string">
            <text:p text:style-name="P2">Shift +</text:p>
          </table:table-cell>
          <table:table-cell table:style-name="表格6.B30" office:value-type="string">
            <text:p text:style-name="P2">F11显示书签</text:p>
          </table:table-cell>
          <table:table-cell table:style-name="表格6.C30" office:value-type="string">
            <text:p text:style-name="P7"> </text:p>
          </table:table-cell>
        </table:table-row>
      </table:table>
      <text:h text:style-name="P5" text:outline-level="2"><text:bookmark text:name="6搜索相关usage-search"/><text:span text:style-name="T1">6</text:span><text:span text:style-name="T3">、搜索相关</text:span><text:span text:style-name="T1">(Usage Search)</text:span></text:h>
      <table:table table:name="表格7" table:style-name="表格7">
        <table:table-column table:style-name="表格7.A"/>
        <table:table-column table:style-name="表格7.B"/>
        <table:table-header-rows>
          <table:table-row>
            <table:table-cell table:style-name="表格7.A1" office:value-type="string">
              <text:p text:style-name="P1">快捷键</text:p>
            </table:table-cell>
            <table:table-cell table:style-name="表格7.A1" office:value-type="string">
              <text:p text:style-name="P1">功能</text:p>
            </table:table-cell>
          </table:table-row>
        </table:table-header-rows>
        <table:table-row>
          <table:table-cell table:style-name="表格7.A2" office:value-type="string">
            <text:p text:style-name="P2">Alt + F7/Ctrl + F7</text:p>
          </table:table-cell>
          <table:table-cell table:style-name="表格7.B2" office:value-type="string">
            <text:p text:style-name="P2">文件中查询用法</text:p>
          </table:table-cell>
        </table:table-row>
        <text:soft-page-break/>
        <table:table-row>
          <table:table-cell table:style-name="表格7.A3" office:value-type="string">
            <text:p text:style-name="P2">Ctrl + Shift + F7</text:p>
          </table:table-cell>
          <table:table-cell table:style-name="表格7.B3" office:value-type="string">
            <text:p text:style-name="P2">文件中用法高亮显示</text:p>
          </table:table-cell>
        </table:table-row>
        <table:table-row>
          <table:table-cell table:style-name="表格7.A4" office:value-type="string">
            <text:p text:style-name="P2">Ctrl + Alt + F7</text:p>
          </table:table-cell>
          <table:table-cell table:style-name="表格7.B4" office:value-type="string">
            <text:p text:style-name="P7">显示用法</text:p>
          </table:table-cell>
        </table:table-row>
      </table:table>
      <text:h text:style-name="P5" text:outline-level="2"><text:bookmark text:name="7重构refactoring"/><text:span text:style-name="T1">7</text:span><text:span text:style-name="T3">、重构</text:span><text:span text:style-name="T1">(Refactoring)</text:span></text:h>
      <table:table table:name="表格8" table:style-name="表格8">
        <table:table-column table:style-name="表格8.A"/>
        <table:table-column table:style-name="表格8.B"/>
        <table:table-header-rows>
          <table:table-row>
            <table:table-cell table:style-name="表格8.A1" office:value-type="string">
              <text:p text:style-name="P1">快捷键</text:p>
            </table:table-cell>
            <table:table-cell table:style-name="表格8.A1" office:value-type="string">
              <text:p text:style-name="P1">功能</text:p>
            </table:table-cell>
          </table:table-row>
        </table:table-header-rows>
        <table:table-row>
          <table:table-cell table:style-name="表格8.A2" office:value-type="string">
            <text:p text:style-name="P2">F5</text:p>
          </table:table-cell>
          <table:table-cell table:style-name="表格8.B2" office:value-type="string">
            <text:p text:style-name="P2">复制</text:p>
          </table:table-cell>
        </table:table-row>
        <table:table-row>
          <table:table-cell table:style-name="表格8.A3" office:value-type="string">
            <text:p text:style-name="P2">F6</text:p>
          </table:table-cell>
          <table:table-cell table:style-name="表格8.B3" office:value-type="string">
            <text:p text:style-name="P2">剪切</text:p>
          </table:table-cell>
        </table:table-row>
        <table:table-row>
          <table:table-cell table:style-name="表格8.A4" office:value-type="string">
            <text:p text:style-name="P2">Alt + Delete</text:p>
          </table:table-cell>
          <table:table-cell table:style-name="表格8.B4" office:value-type="string">
            <text:p text:style-name="P2">安全删除</text:p>
          </table:table-cell>
        </table:table-row>
        <table:table-row>
          <table:table-cell table:style-name="表格8.A5" office:value-type="string">
            <text:p text:style-name="P2">Shift + F6</text:p>
          </table:table-cell>
          <table:table-cell table:style-name="表格8.B5" office:value-type="string">
            <text:p text:style-name="P2">方法或变量重命名</text:p>
          </table:table-cell>
        </table:table-row>
        <table:table-row>
          <table:table-cell table:style-name="表格8.A6" office:value-type="string">
            <text:p text:style-name="P2">Ctrl + F6</text:p>
          </table:table-cell>
          <table:table-cell table:style-name="表格8.B6" office:value-type="string">
            <text:p text:style-name="P2">更改签名</text:p>
          </table:table-cell>
        </table:table-row>
        <table:table-row>
          <table:table-cell table:style-name="表格8.A7" office:value-type="string">
            <text:p text:style-name="P2">Ctrl + Alt + N</text:p>
          </table:table-cell>
          <table:table-cell table:style-name="表格8.B7" office:value-type="string">
            <text:p text:style-name="P2">内联</text:p>
          </table:table-cell>
        </table:table-row>
        <table:table-row>
          <table:table-cell table:style-name="表格8.A8" office:value-type="string">
            <text:p text:style-name="P2">Ctrl + Alt + M</text:p>
          </table:table-cell>
          <table:table-cell table:style-name="表格8.B8" office:value-type="string">
            <text:p text:style-name="P2">提取方法</text:p>
          </table:table-cell>
        </table:table-row>
        <table:table-row>
          <table:table-cell table:style-name="表格8.A9" office:value-type="string">
            <text:p text:style-name="P2">Ctrl + Alt + V</text:p>
          </table:table-cell>
          <table:table-cell table:style-name="表格8.B9" office:value-type="string">
            <text:p text:style-name="P2">提取属性</text:p>
          </table:table-cell>
        </table:table-row>
        <table:table-row>
          <table:table-cell table:style-name="表格8.A10" office:value-type="string">
            <text:p text:style-name="P2">Ctrl + Alt + F</text:p>
          </table:table-cell>
          <table:table-cell table:style-name="表格8.B10" office:value-type="string">
            <text:p text:style-name="P2">提取字段</text:p>
          </table:table-cell>
        </table:table-row>
        <table:table-row>
          <table:table-cell table:style-name="表格8.A11" office:value-type="string">
            <text:p text:style-name="P2">Ctrl + Alt + C</text:p>
          </table:table-cell>
          <table:table-cell table:style-name="表格8.B11" office:value-type="string">
            <text:p text:style-name="P2">提取常量</text:p>
          </table:table-cell>
        </table:table-row>
        <table:table-row>
          <table:table-cell table:style-name="表格8.A12" office:value-type="string">
            <text:p text:style-name="P2">Ctrl + Alt + P</text:p>
          </table:table-cell>
          <table:table-cell table:style-name="表格8.B12" office:value-type="string">
            <text:p text:style-name="P7">提取参数</text:p>
          </table:table-cell>
        </table:table-row>
      </table:table>
      <text:h text:style-name="P5" text:outline-level="2"><text:bookmark text:name="8控制vcslocal-history"/><text:span text:style-name="T1">8</text:span><text:span text:style-name="T3">、控制</text:span><text:span text:style-name="T1">VCS/Local History</text:span></text:h>
      <table:table table:name="表格9" table:style-name="表格9">
        <table:table-column table:style-name="表格9.A"/>
        <table:table-column table:style-name="表格9.B"/>
        <table:table-header-rows>
          <table:table-row>
            <table:table-cell table:style-name="表格9.A1" office:value-type="string">
              <text:p text:style-name="P1">快捷键</text:p>
            </table:table-cell>
            <table:table-cell table:style-name="表格9.A1" office:value-type="string">
              <text:p text:style-name="P1">功能</text:p>
            </table:table-cell>
          </table:table-row>
        </table:table-header-rows>
        <table:table-row>
          <table:table-cell table:style-name="表格9.A2" office:value-type="string">
            <text:p text:style-name="P2">Ctrl + K</text:p>
          </table:table-cell>
          <table:table-cell table:style-name="表格9.B2" office:value-type="string">
            <text:p text:style-name="P2">提交项目</text:p>
          </table:table-cell>
        </table:table-row>
        <table:table-row>
          <table:table-cell table:style-name="表格9.A3" office:value-type="string">
            <text:p text:style-name="P2">Ctrl + T</text:p>
          </table:table-cell>
          <table:table-cell table:style-name="表格9.B3" office:value-type="string">
            <text:p text:style-name="P2">更新项目</text:p>
          </table:table-cell>
        </table:table-row>
        <text:soft-page-break/>
        <table:table-row>
          <table:table-cell table:style-name="表格9.A4" office:value-type="string">
            <text:p text:style-name="P2">Alt + Shift + C</text:p>
          </table:table-cell>
          <table:table-cell table:style-name="表格9.B4" office:value-type="string">
            <text:p text:style-name="P2">查看最近的变化</text:p>
          </table:table-cell>
        </table:table-row>
        <table:table-row>
          <table:table-cell table:style-name="表格9.A5" office:value-type="string">
            <text:p text:style-name="P2">Alt + BackQuote(’)VCS</text:p>
          </table:table-cell>
          <table:table-cell table:style-name="表格9.B5" office:value-type="string">
            <text:p text:style-name="P2">快速弹出</text:p>
          </table:table-cell>
        </table:table-row>
        <table:table-row>
          <table:table-cell table:style-name="表格9.A6" office:value-type="string">
            <text:p text:style-name="P2">Ctrl + Alt + J</text:p>
          </table:table-cell>
          <table:table-cell table:style-name="表格9.B6" office:value-type="string">
            <text:p text:style-name="P7">当前行使用模版</text:p>
          </table:table-cell>
        </table:table-row>
      </table:table>
      <text:h text:style-name="P5" text:outline-level="2"><text:bookmark text:name="9模版live-templates"/><text:span text:style-name="T1">9</text:span><text:span text:style-name="T3">、模版</text:span><text:span text:style-name="T1">(Live Templates)</text:span></text:h>
      <table:table table:name="表格10" table:style-name="表格10">
        <table:table-column table:style-name="表格10.A"/>
        <table:table-column table:style-name="表格10.B"/>
        <table:table-header-rows>
          <table:table-row>
            <table:table-cell table:style-name="表格10.A1" office:value-type="string">
              <text:p text:style-name="P1">快捷键</text:p>
            </table:table-cell>
            <table:table-cell table:style-name="表格10.A1" office:value-type="string">
              <text:p text:style-name="P1">功能</text:p>
            </table:table-cell>
          </table:table-row>
        </table:table-header-rows>
        <table:table-row>
          <table:table-cell table:style-name="表格10.A2" office:value-type="string">
            <text:p text:style-name="P2">Ctrl + Alt + J</text:p>
          </table:table-cell>
          <table:table-cell table:style-name="表格10.B2" office:value-type="string">
            <text:p text:style-name="P2">当前行使用模版</text:p>
          </table:table-cell>
        </table:table-row>
        <table:table-row>
          <table:table-cell table:style-name="表格10.A3" office:value-type="string">
            <text:p text:style-name="P2">Ctrl +Ｊ</text:p>
          </table:table-cell>
          <table:table-cell table:style-name="表格10.B3" office:value-type="string">
            <text:p text:style-name="P7">插入模版</text:p>
          </table:table-cell>
        </table:table-row>
      </table:table>
      <text:h text:style-name="P5" text:outline-level="2"><text:bookmark text:name="10基本general"/><text:span text:style-name="T1">10</text:span><text:span text:style-name="T3">、基本</text:span><text:span text:style-name="T1">(General)</text:span></text:h>
      <table:table table:name="表格11" table:style-name="表格11">
        <table:table-column table:style-name="表格11.A"/>
        <table:table-column table:style-name="表格11.B"/>
        <table:table-header-rows>
          <table:table-row>
            <table:table-cell table:style-name="表格11.A1" office:value-type="string">
              <text:p text:style-name="P1">快捷键</text:p>
            </table:table-cell>
            <table:table-cell table:style-name="表格11.A1" office:value-type="string">
              <text:p text:style-name="P1">功能</text:p>
            </table:table-cell>
          </table:table-row>
        </table:table-header-rows>
        <table:table-row>
          <table:table-cell table:style-name="表格11.A2" office:value-type="string">
            <text:p text:style-name="P2">Alt + #[0-9]</text:p>
          </table:table-cell>
          <table:table-cell table:style-name="表格11.B2" office:value-type="string">
            <text:p text:style-name="P2">打开相应编号的工具窗口</text:p>
          </table:table-cell>
        </table:table-row>
        <table:table-row>
          <table:table-cell table:style-name="表格11.A3" office:value-type="string">
            <text:p text:style-name="P2">Ctrl + Alt + Y</text:p>
          </table:table-cell>
          <table:table-cell table:style-name="表格11.B3" office:value-type="string">
            <text:p text:style-name="P2">同步</text:p>
          </table:table-cell>
        </table:table-row>
        <table:table-row>
          <table:table-cell table:style-name="表格11.A4" office:value-type="string">
            <text:p text:style-name="P2">Ctrl + Shift + F12</text:p>
          </table:table-cell>
          <table:table-cell table:style-name="表格11.B4" office:value-type="string">
            <text:p text:style-name="P2">最大化编辑开关</text:p>
          </table:table-cell>
        </table:table-row>
        <table:table-row>
          <table:table-cell table:style-name="表格11.A5" office:value-type="string">
            <text:p text:style-name="P2">Alt + Shift + F</text:p>
          </table:table-cell>
          <table:table-cell table:style-name="表格11.B5" office:value-type="string">
            <text:p text:style-name="P2">添加到最喜欢</text:p>
          </table:table-cell>
        </table:table-row>
        <table:table-row>
          <table:table-cell table:style-name="表格11.A6" office:value-type="string">
            <text:p text:style-name="P2">Alt + Shift + I</text:p>
          </table:table-cell>
          <table:table-cell table:style-name="表格11.B6" office:value-type="string">
            <text:p text:style-name="P2">根据配置检查当前文件</text:p>
          </table:table-cell>
        </table:table-row>
        <table:table-row>
          <table:table-cell table:style-name="表格11.A7" office:value-type="string">
            <text:p text:style-name="P2">Ctrl + BackQuote(’)</text:p>
          </table:table-cell>
          <table:table-cell table:style-name="表格11.B7" office:value-type="string">
            <text:p text:style-name="P2">快速切换当前计划</text:p>
          </table:table-cell>
        </table:table-row>
        <table:table-row>
          <table:table-cell table:style-name="表格11.A8" office:value-type="string">
            <text:p text:style-name="P2">Ctrl + Alt + S　</text:p>
          </table:table-cell>
          <table:table-cell table:style-name="表格11.B8" office:value-type="string">
            <text:p text:style-name="P2">打开设置页</text:p>
          </table:table-cell>
        </table:table-row>
        <table:table-row>
          <table:table-cell table:style-name="表格11.A9" office:value-type="string">
            <text:p text:style-name="P2">Ctrl + Shift + A</text:p>
          </table:table-cell>
          <table:table-cell table:style-name="表格11.B9" office:value-type="string">
            <text:p text:style-name="P2">查找编辑器里所有的动作</text:p>
          </table:table-cell>
        </table:table-row>
        <table:table-row>
          <table:table-cell table:style-name="表格11.A10" office:value-type="string">
            <text:p text:style-name="P2">Ctrl + Tab</text:p>
          </table:table-cell>
          <table:table-cell table:style-name="表格11.B10" office:value-type="string">
            <text:p text:style-name="P7">在窗口间进行切换</text:p>
          </table:table-cell>
        </table:table-row>
      </table:table>
      <text:p text:style-name="Standard"/>
      <text:p text:style-name="Standard"/>
      <text:p text:style-name="P10"><text:soft-page-break/><text:span text:style-name="Strong_20_Emphasis"><text:span text:style-name="T7">random.sample()</text:span></text:span><text:span text:style-name="T8">可以从指定的序列中，随机的截取指定长度的片断，不作原地修改。</text:span></text:p>
      <text:p text:style-name="P10"><text:span text:style-name="Strong_20_Emphasis"><text:span text:style-name="T7">random.random()</text:span></text:span><text:span text:style-name="T8">函数是这个模块中最常用的方法了，它会生成一个随机的浮点数，范围是在</text:span><text:span text:style-name="T6">0.0~1.0</text:span><text:span text:style-name="T8">之间。</text:span></text:p>
      <text:p text:style-name="P10"><text:span text:style-name="Strong_20_Emphasis"><text:span text:style-name="T7">random.uniform()</text:span></text:span><text:span text:style-name="T8">正好弥补了上面函数的不足，它可以设定浮点数的范围，一个是上限，一个是下限。</text:span></text:p>
      <text:p text:style-name="P10"><text:span text:style-name="Strong_20_Emphasis"><text:span text:style-name="T7">random.randint()</text:span></text:span><text:span text:style-name="T8">随机生一个整数</text:span><text:span text:style-name="T6">int</text:span><text:span text:style-name="T8">类型，可以指定这个整数的范围，同样有上限和下限值，</text:span><text:span text:style-name="T6">python random.randint</text:span><text:span text:style-name="T8">。</text:span></text:p>
      <text:p text:style-name="P10"><text:span text:style-name="Strong_20_Emphasis"><text:span text:style-name="T7">random.choice()</text:span></text:span><text:span text:style-name="T8">可以从任何序列，比如</text:span><text:span text:style-name="T6">list</text:span><text:span text:style-name="T8">列表中，选取一个随机的元素返回，可以用于字符串、列表、</text:span><text:a xlink:type="simple" xlink:href="http://www.iplaypy.com/jichu/tuple.html" office:target-frame-name="_blank" xlink:show="new" text:style-name="Internet_20_link" text:visited-style-name="Visited_20_Internet_20_Link"><text:span text:style-name="T9">元组</text:span></text:a><text:span text:style-name="T8">等。</text:span></text:p>
      <text:p text:style-name="P10"><text:span text:style-name="Strong_20_Emphasis"><text:span text:style-name="T7">random.shuffle()</text:span></text:span><text:span text:style-name="T8">如果你想将一个序列中的元素，随机打乱的话可以用这个函数方法。</text:span></text:p>
      <text:p text:style-name="P8">关于类方法，需要注意：　　</text:p>
      <text:list xml:id="list2949880332" text:style-name="L1">
        <text:list-item>
          <text:p text:style-name="P11">类方法就是用来操作类变量的。</text:p>
        </text:list-item>
        <text:list-item>
          <text:p text:style-name="P12"><text:span text:style-name="T4">类方法定义时，需要一个形参</text:span><text:span text:style-name="T2">cls</text:span><text:span text:style-name="T4">，</text:span><text:span text:style-name="T2">cls</text:span><text:span text:style-name="T4">只是</text:span><text:span text:style-name="T2">python</text:span><text:span text:style-name="T4">建议的，也可改为其他字符串。系统主要是通过</text:span><text:span text:style-name="T2">@classmethod</text:span><text:span text:style-name="T4">这个东西（装饰器），来认定这是一个类方法。</text:span></text:p>
        </text:list-item>
        <text:list-item>
          <text:p text:style-name="P12"><text:span text:style-name="T4">在类方法中，可以使用</text:span><text:span text:style-name="T2">cls.xxx</text:span><text:span text:style-name="T4">来访问类变量或者类方法。</text:span><text:span text:style-name="T2">cls</text:span><text:span text:style-name="T4">可以理解为当前类</text:span></text:p>
        </text:list-item>
        <text:list-item>
          <text:p text:style-name="P13"><text:span text:style-name="T4">类变量和类方法，在类外都是使用类名 </text:span><text:span text:style-name="T2">+ </text:span><text:span text:style-name="T4">类变量</text:span><text:span text:style-name="T2">/</text:span><text:span text:style-name="T4">类方法 来调用　</text:span></text:p>
          <text:p text:style-name="P13"/>
          <text:h text:style-name="P14" text:outline-level="2"><text:span text:style-name="T5">实例变量与实例方法</text:span></text:h>
        </text:list-item>
      </text:list>
      <text:p text:style-name="P8">　　实例：指的是一个类实例化后的对象。</text:p>
      <text:p text:style-name="P8">　　实例方法主要的功能就是对实例变量进行操作。</text:p>
      <text:p text:style-name="P9"><text:span text:style-name="T4">　　在实例方法中，使用</text:span><text:span text:style-name="T2">self.xxx</text:span><text:span text:style-name="T4">来设置和获取的实例变量，使用</text:span><text:span text:style-name="T2">self.def</text:span><text:span text:style-name="T4">来调用实例方法。</text:span></text:p>
      <text:p text:style-name="P9"><text:span text:style-name="T4">　　在类外部，实例变量和实例方法的访问（调用）格式是：对象名 </text:span><text:span text:style-name="T2">+ </text:span><text:span text:style-name="T4">实例变量名（实例方法名）</text:span></text:p>
      <text:h text:style-name="P15" text:outline-level="2"><text:span text:style-name="T5">构造函数</text:span></text:h>
      <text:p text:style-name="P9"><text:span text:style-name="T4">　　当我们不显式的定义一个</text:span><text:span text:style-name="T2">__init__</text:span><text:span text:style-name="T4">构造函数时，系统会为每一个类创建一个默认的构造函数，只不过这个默认的构造函数什么也不做。</text:span></text:p>
      <text:p text:style-name="P9"><text:span text:style-name="T4">　　</text:span><text:span text:style-name="T2">python</text:span><text:span text:style-name="T4">中的构造函数是一个实例方法，所以需要传入第一个参数为</text:span><text:span text:style-name="T2">self</text:span><text:span text:style-name="T4">。构造函数一般用来对实例变量进行初始化操作。</text:span></text:p>
      <text:p text:style-name="P9"><text:span text:style-name="T4">　　构造函数的函数名为</text:span><text:span text:style-name="T2">__init__</text:span><text:span text:style-name="T4">，一般省略</text:span><text:span text:style-name="T2">return</text:span><text:span text:style-name="T4">语句，但是注意，</text:span><text:span text:style-name="T2">return</text:span><text:span text:style-name="T4">语句只能返回</text:span><text:span text:style-name="T2">None</text:span><text:span text:style-name="T4">，不能返回其他数据。</text:span></text:p>
      <text:p text:style-name="P9"><text:span text:style-name="T4">　　因为构造函数也是一个实例方法，所以可以使用对象调用的</text:span><text:span text:style-name="T2">__init__()</text:span><text:span text:style-name="T4">方法，但是返回值为</text:span><text:span text:style-name="T2">None</text:span><text:span text:style-name="T4">。</text:span></text:p>
      <text:p text:style-name="P9"><text:span text:style-name="T4"/></text:p>
      <text:list xml:id="list210744890666807" text:continue-numbering="true" text:style-name="L1">
        <text:list-header>
          <text:p text:style-name="P13"><text:span text:style-name="T4">　</text:span></text:p>
        </text:list-header>
      </text:list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0:38:33.442786261</meta:creation-date>
    <dc:date>2019-07-23T21:07:44.390450263</dc:date>
    <meta:editing-duration>PT11H30M</meta:editing-duration>
    <meta:editing-cycles>3</meta:editing-cycles>
    <meta:generator>LibreOffice/6.0.7.3$Linux_X86_64 LibreOffice_project/00m0$Build-3</meta:generator>
    <meta:document-statistic meta:table-count="11" meta:image-count="0" meta:object-count="0" meta:page-count="10" meta:paragraph-count="373" meta:word-count="2311" meta:character-count="3961" meta:non-whitespace-character-count="3541"/>
  </office:meta>
</office:document-meta>
</file>